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1f79328"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6ad7ca" officeooo:paragraph-rsid="016ad7ca"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16b2e39" officeooo:paragraph-rsid="016b2e39"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16dda42" officeooo:paragraph-rsid="016dda42"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173bbcf" officeooo:paragraph-rsid="0173bbcf"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188fec1" officeooo:paragraph-rsid="0188fec1"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18a27ea" officeooo:paragraph-rsid="018a27ea"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18efb86" officeooo:paragraph-rsid="018efb86"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1a11379" officeooo:paragraph-rsid="01a11379" style:font-size-asian="12pt" style:font-size-complex="12pt"/>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1a47a21" officeooo:paragraph-rsid="01a47a21" style:font-size-asian="12pt" style:font-size-complex="12pt"/>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1a7582f" officeooo:paragraph-rsid="01a7582f" style:font-size-asian="12pt" style:font-size-complex="12pt"/>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1aa8498" officeooo:paragraph-rsid="01aa8498" style:font-size-asian="12pt" style:font-size-complex="12pt"/>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19565cf" officeooo:paragraph-rsid="019565cf" style:font-size-asian="12pt" style:font-size-complex="12pt"/>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1b58d50" style:font-size-asian="12pt" style:font-size-complex="12pt"/>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19cf32a" officeooo:paragraph-rsid="019cf32a" style:font-size-asian="12pt" style:font-size-complex="12pt"/>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1cc2802" officeooo:paragraph-rsid="01cc2802" style:font-size-asian="12pt" style:font-size-complex="12pt"/>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size-complex="12pt"/>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1f03e3c" officeooo:paragraph-rsid="01f50ecb" style:font-size-asian="12pt" style:font-size-complex="12pt"/>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1f50ecb" style:font-size-asian="12pt" style:font-size-complex="12pt"/>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1c50ec1" officeooo:paragraph-rsid="01f50ecb" style:font-size-asian="12pt" style:font-size-complex="12pt"/>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1f50ecb" style:font-size-asian="12pt" style:font-size-complex="12pt"/>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f70907" style:font-size-asian="12pt" style:font-size-complex="12pt"/>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203989c" officeooo:paragraph-rsid="0203989c" style:font-size-asian="12pt" style:font-size-complex="12pt"/>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2065ef8" officeooo:paragraph-rsid="02065ef8" style:font-size-asian="12pt" style:font-size-complex="12pt"/>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20a16f1" officeooo:paragraph-rsid="020a16f1" style:font-size-asian="12pt" style:font-size-complex="12pt"/>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74"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75"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76"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86"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87" style:family="paragraph" style:parent-style-name="Standard">
      <style:text-properties fo:font-variant="normal" fo:text-transform="none" fo:color="#202122" loext:opacity="100%" style:font-name="Liberation Serif" fo:font-size="12pt" fo:letter-spacing="normal" fo:font-style="normal" fo:font-weight="normal" officeooo:rsid="01766266" officeooo:paragraph-rsid="01766266" style:font-size-asian="12pt" style:font-weight-asian="normal" style:font-size-complex="12pt" style:font-weight-complex="normal"/>
    </style:style>
    <style:style style:name="P188"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17a4332" style:font-size-asian="12pt" style:font-weight-asian="normal" style:font-size-complex="12pt" style:font-weight-complex="normal"/>
    </style:style>
    <style:style style:name="P189" style:family="paragraph" style:parent-style-name="Standard">
      <style:text-properties fo:font-variant="normal" fo:text-transform="none" fo:color="#202122" loext:opacity="100%" style:font-name="Liberation Serif" fo:font-size="12pt" fo:letter-spacing="normal" fo:font-style="normal" fo:font-weight="normal" officeooo:rsid="017f778d" officeooo:paragraph-rsid="017f91fc" style:font-size-asian="12pt" style:font-weight-asian="normal" style:font-size-complex="12pt" style:font-weight-complex="normal"/>
    </style:style>
    <style:style style:name="P190" style:family="paragraph" style:parent-style-name="Standard">
      <style:text-properties fo:font-variant="normal" fo:text-transform="none" fo:color="#202122" loext:opacity="100%" style:font-name="Liberation Serif" fo:font-size="12pt" fo:letter-spacing="normal" fo:font-style="normal" fo:font-weight="normal" officeooo:rsid="01851ff0" officeooo:paragraph-rsid="01851ff0" style:font-size-asian="12pt" style:font-weight-asian="normal" style:font-size-complex="12pt" style:font-weight-complex="normal"/>
    </style:style>
    <style:style style:name="P191"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P192"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93"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408e9" style:font-size-asian="12pt" style:font-weight-asian="normal" style:font-size-complex="12pt" style:font-weight-complex="normal"/>
    </style:style>
    <style:style style:name="P194" style:family="paragraph" style:parent-style-name="Standard">
      <style:text-properties fo:font-variant="normal" fo:text-transform="none" fo:color="#202122" loext:opacity="100%" style:font-name="Liberation Serif" fo:font-size="12pt" fo:letter-spacing="normal" fo:font-style="normal" fo:font-weight="normal" officeooo:rsid="0199538b" officeooo:paragraph-rsid="0199538b" style:font-size-asian="12pt" style:font-weight-asian="normal" style:font-size-complex="12pt" style:font-weight-complex="normal"/>
    </style:style>
    <style:style style:name="P195" style:family="paragraph" style:parent-style-name="Standard">
      <style:text-properties fo:font-variant="normal" fo:text-transform="none" fo:color="#202122" loext:opacity="100%" style:font-name="Liberation Serif" fo:font-size="12pt" fo:letter-spacing="normal" fo:font-style="normal" fo:font-weight="normal" officeooo:rsid="019af6fe" officeooo:paragraph-rsid="0199538b" style:font-size-asian="12pt" style:font-weight-asian="normal" style:font-size-complex="12pt" style:font-weight-complex="normal"/>
    </style:style>
    <style:style style:name="P196" style:family="paragraph" style:parent-style-name="Standard">
      <style:text-properties fo:font-variant="normal" fo:text-transform="none" fo:color="#202122" loext:opacity="100%" style:font-name="Liberation Serif" fo:font-size="12pt" fo:letter-spacing="normal" fo:font-style="normal" fo:font-weight="normal" officeooo:rsid="01b02637" officeooo:paragraph-rsid="01b02637" style:font-size-asian="12pt" style:font-weight-asian="normal" style:font-size-complex="12pt" style:font-weight-complex="normal"/>
    </style:style>
    <style:style style:name="P197" style:family="paragraph" style:parent-style-name="Standard">
      <style:text-properties fo:font-variant="normal" fo:text-transform="none" fo:color="#202122" loext:opacity="100%" style:font-name="Liberation Serif" fo:font-size="12pt" fo:letter-spacing="normal" fo:font-style="normal" fo:font-weight="normal" officeooo:rsid="01b26c9d" officeooo:paragraph-rsid="01b26c9d" style:font-size-asian="12pt" style:font-weight-asian="normal" style:font-size-complex="12pt" style:font-weight-complex="normal"/>
    </style:style>
    <style:style style:name="P198" style:family="paragraph" style:parent-style-name="Standard">
      <style:text-properties fo:font-variant="normal" fo:text-transform="none" fo:color="#202122" loext:opacity="100%" style:font-name="Liberation Serif" fo:font-size="12pt" fo:letter-spacing="normal" fo:font-style="normal" fo:font-weight="normal" officeooo:rsid="01b47ab6" officeooo:paragraph-rsid="01b47ab6" style:font-size-asian="12pt" style:font-weight-asian="normal" style:font-size-complex="12pt" style:font-weight-complex="normal"/>
    </style:style>
    <style:style style:name="P199"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1ce0470" style:font-size-asian="12pt" style:font-weight-asian="normal" style:font-size-complex="12pt" style:font-weight-complex="normal"/>
    </style:style>
    <style:style style:name="P200"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1cf8467" style:font-size-asian="12pt" style:font-weight-asian="normal" style:font-size-complex="12pt" style:font-weight-complex="normal"/>
    </style:style>
    <style:style style:name="P201"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202"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ce0470" style:font-size-asian="12pt" style:font-weight-asian="normal" style:font-size-complex="12pt" style:font-weight-complex="normal"/>
    </style:style>
    <style:style style:name="P203"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204"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b7e0d3" style:font-size-asian="12pt" style:font-weight-asian="normal" style:font-size-complex="12pt" style:font-weight-complex="normal"/>
    </style:style>
    <style:style style:name="P205"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be031a" style:font-size-asian="12pt" style:font-weight-asian="normal" style:font-size-complex="12pt" style:font-weight-complex="normal"/>
    </style:style>
    <style:style style:name="P206"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c1bd5e" style:font-size-asian="12pt" style:font-weight-asian="normal" style:font-size-complex="12pt" style:font-weight-complex="normal"/>
    </style:style>
    <style:style style:name="P207"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d13800" style:font-size-asian="12pt" style:font-weight-asian="normal" style:font-size-complex="12pt" style:font-weight-complex="normal"/>
    </style:style>
    <style:style style:name="P208"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d2d8c9" style:font-size-asian="12pt" style:font-weight-asian="normal" style:font-size-complex="12pt" style:font-weight-complex="normal"/>
    </style:style>
    <style:style style:name="P209"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d5d237" style:font-size-asian="12pt" style:font-weight-asian="normal" style:font-size-complex="12pt" style:font-weight-complex="normal"/>
    </style:style>
    <style:style style:name="P210"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dcd736" style:font-size-asian="12pt" style:font-weight-asian="normal" style:font-size-complex="12pt" style:font-weight-complex="normal"/>
    </style:style>
    <style:style style:name="P211" style:family="paragraph" style:parent-style-name="Standard">
      <style:text-properties fo:font-variant="normal" fo:text-transform="none" fo:color="#202122" loext:opacity="100%" style:font-name="Liberation Serif" fo:font-size="12pt" fo:letter-spacing="normal" fo:font-style="normal" fo:font-weight="normal" officeooo:rsid="01b7e0d3" officeooo:paragraph-rsid="01e3282e" style:font-size-asian="12pt" style:font-weight-asian="normal" style:font-size-complex="12pt" style:font-weight-complex="normal"/>
    </style:style>
    <style:style style:name="P212" style:family="paragraph" style:parent-style-name="Standard">
      <style:text-properties fo:font-variant="normal" fo:text-transform="none" fo:color="#202122" loext:opacity="100%" style:font-name="Liberation Serif" fo:font-size="12pt" fo:letter-spacing="normal" fo:font-style="normal" fo:font-weight="normal" officeooo:rsid="01d7a1db" officeooo:paragraph-rsid="01d7a1db" style:font-size-asian="12pt" style:font-weight-asian="normal" style:font-size-complex="12pt" style:font-weight-complex="normal"/>
    </style:style>
    <style:style style:name="P213" style:family="paragraph" style:parent-style-name="Standard">
      <style:text-properties fo:font-variant="normal" fo:text-transform="none" fo:color="#202122" loext:opacity="100%" style:font-name="Liberation Serif" fo:font-size="12pt" fo:letter-spacing="normal" fo:font-style="normal" fo:font-weight="normal" officeooo:rsid="01dce41e" officeooo:paragraph-rsid="01dce41e" style:font-size-asian="12pt" style:font-weight-asian="normal" style:font-size-complex="12pt" style:font-weight-complex="normal"/>
    </style:style>
    <style:style style:name="P214"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1e0772c" style:font-size-asian="12pt" style:font-weight-asian="normal" style:font-size-complex="12pt" style:font-weight-complex="normal"/>
    </style:style>
    <style:style style:name="P215" style:family="paragraph" style:parent-style-name="Standard">
      <style:text-properties fo:font-variant="normal" fo:text-transform="none" fo:color="#202122" loext:opacity="100%" style:font-name="Liberation Serif" fo:font-size="12pt" fo:letter-spacing="normal" fo:font-style="normal" fo:font-weight="normal" officeooo:rsid="01e47c09" officeooo:paragraph-rsid="01e47c09" style:font-size-asian="12pt" style:font-weight-asian="normal" style:font-size-complex="12pt" style:font-weight-complex="normal"/>
    </style:style>
    <style:style style:name="P216"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217"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218"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219" style:family="paragraph" style:parent-style-name="Standard">
      <style:text-properties fo:font-variant="normal" fo:text-transform="none" fo:color="#202122" loext:opacity="100%" style:font-name="Liberation Serif" fo:font-size="12pt" fo:letter-spacing="normal" fo:font-style="normal" fo:font-weight="normal" officeooo:rsid="01faf2f2" officeooo:paragraph-rsid="01f98fdb" style:font-size-asian="12pt" style:font-weight-asian="normal" style:font-size-complex="12pt" style:font-weight-complex="normal"/>
    </style:style>
    <style:style style:name="P220" style:family="paragraph" style:parent-style-name="Standard">
      <style:text-properties fo:font-variant="normal" fo:text-transform="none" fo:color="#202122" loext:opacity="100%" style:font-name="Liberation Serif" fo:font-size="12pt" fo:letter-spacing="normal" fo:font-style="normal" fo:font-weight="normal" officeooo:rsid="01faf2f2" officeooo:paragraph-rsid="01faf2f2" style:font-size-asian="12pt" style:font-weight-asian="normal" style:font-size-complex="12pt" style:font-weight-complex="normal"/>
    </style:style>
    <style:style style:name="P221" style:family="paragraph" style:parent-style-name="Standard">
      <style:text-properties fo:font-variant="normal" fo:text-transform="none" fo:color="#202122" loext:opacity="100%" style:font-name="Liberation Serif" fo:font-size="12pt" fo:letter-spacing="normal" fo:font-style="normal" fo:font-weight="normal" officeooo:rsid="01ae582d" officeooo:paragraph-rsid="01af6db5" style:font-size-asian="12pt" style:font-weight-asian="normal" style:font-size-complex="12pt" style:font-weight-complex="normal"/>
    </style:style>
    <style:style style:name="P222" style:family="paragraph" style:parent-style-name="Standard">
      <style:text-properties fo:font-variant="normal" fo:text-transform="none" fo:color="#202122" loext:opacity="100%" style:font-name="Liberation Serif" fo:font-size="12pt" fo:letter-spacing="normal" fo:font-style="normal" fo:font-weight="normal" officeooo:rsid="02015926" officeooo:paragraph-rsid="02015926" style:font-size-asian="12pt" style:font-weight-asian="normal" style:font-size-complex="12pt" style:font-weight-complex="normal"/>
    </style:style>
    <style:style style:name="P223"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224" style:family="paragraph" style:parent-style-name="Standard">
      <style:text-properties fo:font-variant="normal" fo:text-transform="none" fo:color="#202122" loext:opacity="100%" style:font-name="Liberation Serif" fo:font-size="12pt" fo:letter-spacing="normal" fo:font-style="normal" fo:font-weight="normal" officeooo:rsid="01b6e67f" officeooo:paragraph-rsid="01b6e67f" style:font-size-asian="12pt" style:font-weight-asian="bold" style:font-size-complex="12pt" style:font-weight-complex="bold"/>
    </style:style>
    <style:style style:name="P225"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226"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227"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22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229"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230"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1ab9d1e" style:font-size-asian="12pt" style:font-weight-asian="bold" style:font-size-complex="12pt" style:font-weight-complex="bold"/>
    </style:style>
    <style:style style:name="P231"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232"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1851ff0" style:font-size-asian="12pt" style:font-weight-asian="bold" style:font-size-complex="12pt" style:font-weight-complex="bold"/>
    </style:style>
    <style:style style:name="P233"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234"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235"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236"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237"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238"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239"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240"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241"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242" style:family="paragraph" style:parent-style-name="Standard">
      <style:text-properties fo:font-variant="normal" fo:text-transform="none" fo:color="#202122" loext:opacity="100%" style:font-name="Liberation Serif" fo:font-size="12pt" fo:letter-spacing="normal" fo:font-style="normal" fo:font-weight="bold" officeooo:rsid="01b7b446" officeooo:paragraph-rsid="01b7b446" style:font-size-asian="12pt" style:font-weight-asian="bold" style:font-size-complex="12pt" style:font-weight-complex="bold"/>
    </style:style>
    <style:style style:name="P243" style:family="paragraph" style:parent-style-name="Standard">
      <style:text-properties fo:font-variant="normal" fo:text-transform="none" fo:color="#202122" loext:opacity="100%" style:font-name="Liberation Serif" fo:font-size="12pt" fo:letter-spacing="normal" fo:font-style="normal" fo:font-weight="bold" officeooo:rsid="01f98fdb" officeooo:paragraph-rsid="01f98fdb" style:font-size-asian="12pt" style:font-weight-asian="bold" style:font-size-complex="12pt" style:font-weight-complex="bold"/>
    </style:style>
    <style:style style:name="P24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24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24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24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24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24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25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25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252"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253"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254"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255"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256"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257"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258"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5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60" style:family="paragraph" style:parent-style-name="Preformatted_20_Text">
      <style:text-properties fo:font-variant="normal" fo:text-transform="none" fo:color="#000000" loext:opacity="100%" style:font-name="Liberation Serif" fo:font-size="12pt" fo:letter-spacing="normal" fo:font-style="normal" fo:font-weight="normal" officeooo:rsid="01b7e0d3" officeooo:paragraph-rsid="01c3f976" style:font-size-asian="12pt" style:font-weight-asian="normal" style:font-size-complex="12pt" style:font-weight-complex="normal"/>
    </style:style>
    <style:style style:name="P261"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6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63"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264"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265" style:family="paragraph" style:parent-style-name="Standard">
      <style:text-properties fo:font-variant="normal" fo:text-transform="none" fo:color="#202122" loext:opacity="100%" style:font-name="Liberation Serif" fo:font-size="12pt" fo:letter-spacing="normal" fo:font-style="normal" fo:font-weight="normal" officeooo:rsid="02148f9b" officeooo:paragraph-rsid="02148f9b" style:font-size-asian="12pt" style:font-weight-asian="normal" style:font-size-complex="12pt" style:font-weight-complex="normal"/>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f1f7a"/>
    </style:style>
    <style:style style:name="T84" style:family="text">
      <style:text-properties officeooo:rsid="006fabc2"/>
    </style:style>
    <style:style style:name="T85" style:family="text">
      <style:text-properties officeooo:rsid="007321b8"/>
    </style:style>
    <style:style style:name="T86" style:family="text">
      <style:text-properties officeooo:rsid="0078b919"/>
    </style:style>
    <style:style style:name="T87" style:family="text">
      <style:text-properties officeooo:rsid="0080e876"/>
    </style:style>
    <style:style style:name="T88" style:family="text">
      <style:text-properties style:text-underline-style="none"/>
    </style:style>
    <style:style style:name="T89" style:family="text">
      <style:text-properties style:text-underline-style="none" officeooo:rsid="01329738"/>
    </style:style>
    <style:style style:name="T90" style:family="text">
      <style:text-properties style:text-underline-style="none" officeooo:rsid="014d8232"/>
    </style:style>
    <style:style style:name="T91" style:family="text">
      <style:text-properties officeooo:rsid="00864cdc"/>
    </style:style>
    <style:style style:name="T92" style:family="text">
      <style:text-properties officeooo:rsid="008dfa8e"/>
    </style:style>
    <style:style style:name="T93" style:family="text">
      <style:text-properties officeooo:rsid="009071b8"/>
    </style:style>
    <style:style style:name="T94" style:family="text">
      <style:text-properties officeooo:rsid="00914bc9"/>
    </style:style>
    <style:style style:name="T95" style:family="text">
      <style:text-properties officeooo:rsid="00914bc9" style:font-weight-asian="normal" style:font-weight-complex="normal"/>
    </style:style>
    <style:style style:name="T96" style:family="text">
      <style:text-properties officeooo:rsid="00926cc5"/>
    </style:style>
    <style:style style:name="T97" style:family="text">
      <style:text-properties officeooo:rsid="00947b35"/>
    </style:style>
    <style:style style:name="T98" style:family="text">
      <style:text-properties officeooo:rsid="00982953"/>
    </style:style>
    <style:style style:name="T99" style:family="text">
      <style:text-properties officeooo:rsid="00a1bb75"/>
    </style:style>
    <style:style style:name="T100" style:family="text">
      <style:text-properties officeooo:rsid="00a3bb7e"/>
    </style:style>
    <style:style style:name="T101" style:family="text">
      <style:text-properties officeooo:rsid="00a44009"/>
    </style:style>
    <style:style style:name="T102" style:family="text">
      <style:text-properties officeooo:rsid="00a5b257"/>
    </style:style>
    <style:style style:name="T103" style:family="text">
      <style:text-properties officeooo:rsid="00a6bae4"/>
    </style:style>
    <style:style style:name="T104" style:family="text">
      <style:text-properties officeooo:rsid="00aa2f83"/>
    </style:style>
    <style:style style:name="T105" style:family="text">
      <style:text-properties officeooo:rsid="00aad6b6"/>
    </style:style>
    <style:style style:name="T106" style:family="text">
      <style:text-properties officeooo:rsid="00ab58f6"/>
    </style:style>
    <style:style style:name="T107" style:family="text">
      <style:text-properties officeooo:rsid="00ac3233"/>
    </style:style>
    <style:style style:name="T108" style:family="text">
      <style:text-properties officeooo:rsid="00aee046"/>
    </style:style>
    <style:style style:name="T109" style:family="text">
      <style:text-properties officeooo:rsid="00af31b0"/>
    </style:style>
    <style:style style:name="T110" style:family="text">
      <style:text-properties officeooo:rsid="00b0ac98"/>
    </style:style>
    <style:style style:name="T111" style:family="text">
      <style:text-properties officeooo:rsid="00b1123d"/>
    </style:style>
    <style:style style:name="T112" style:family="text">
      <style:text-properties officeooo:rsid="00b11442"/>
    </style:style>
    <style:style style:name="T113" style:family="text">
      <style:text-properties officeooo:rsid="00b252ba"/>
    </style:style>
    <style:style style:name="T114" style:family="text">
      <style:text-properties officeooo:rsid="00b318e0"/>
    </style:style>
    <style:style style:name="T115" style:family="text">
      <style:text-properties officeooo:rsid="00b68be7"/>
    </style:style>
    <style:style style:name="T116" style:family="text">
      <style:text-properties officeooo:rsid="00b9898f"/>
    </style:style>
    <style:style style:name="T117" style:family="text">
      <style:text-properties officeooo:rsid="00b9dd50"/>
    </style:style>
    <style:style style:name="T118" style:family="text">
      <style:text-properties officeooo:rsid="00bbc433"/>
    </style:style>
    <style:style style:name="T119" style:family="text">
      <style:text-properties officeooo:rsid="00bd513d"/>
    </style:style>
    <style:style style:name="T120" style:family="text">
      <style:text-properties officeooo:rsid="00c1206f"/>
    </style:style>
    <style:style style:name="T121" style:family="text">
      <style:text-properties style:text-underline-style="solid" style:text-underline-width="auto" style:text-underline-color="font-color"/>
    </style:style>
    <style:style style:name="T122" style:family="text">
      <style:text-properties style:text-underline-style="solid" style:text-underline-width="auto" style:text-underline-color="font-color" fo:font-weight="normal" style:font-weight-asian="normal" style:font-weight-complex="normal"/>
    </style:style>
    <style:style style:name="T123" style:family="text">
      <style:text-properties officeooo:rsid="00c67afe"/>
    </style:style>
    <style:style style:name="T124" style:family="text">
      <style:text-properties officeooo:rsid="00342103"/>
    </style:style>
    <style:style style:name="T125" style:family="text">
      <style:text-properties officeooo:rsid="00c8478d"/>
    </style:style>
    <style:style style:name="T126" style:family="text">
      <style:text-properties officeooo:rsid="00cda75e"/>
    </style:style>
    <style:style style:name="T127" style:family="text">
      <style:text-properties officeooo:rsid="00d3a7ad"/>
    </style:style>
    <style:style style:name="T128" style:family="text">
      <style:text-properties officeooo:rsid="00d6fad5"/>
    </style:style>
    <style:style style:name="T129" style:family="text">
      <style:text-properties officeooo:rsid="00dae215"/>
    </style:style>
    <style:style style:name="T130" style:family="text">
      <style:text-properties officeooo:rsid="00dde4a4"/>
    </style:style>
    <style:style style:name="T131" style:family="text">
      <style:text-properties officeooo:rsid="00df7b7f"/>
    </style:style>
    <style:style style:name="T132" style:family="text">
      <style:text-properties officeooo:rsid="00e30cfc"/>
    </style:style>
    <style:style style:name="T133" style:family="text">
      <style:text-properties officeooo:rsid="00e91ab2"/>
    </style:style>
    <style:style style:name="T134" style:family="text">
      <style:text-properties officeooo:rsid="00e9d6d8"/>
    </style:style>
    <style:style style:name="T135" style:family="text">
      <style:text-properties officeooo:rsid="00ebe898"/>
    </style:style>
    <style:style style:name="T136" style:family="text">
      <style:text-properties officeooo:rsid="003bf0d8"/>
    </style:style>
    <style:style style:name="T137" style:family="text">
      <style:text-properties officeooo:rsid="00ec07d3"/>
    </style:style>
    <style:style style:name="T138" style:family="text">
      <style:text-properties officeooo:rsid="00ed3ed9"/>
    </style:style>
    <style:style style:name="T139" style:family="text">
      <style:text-properties officeooo:rsid="00ee330b"/>
    </style:style>
    <style:style style:name="T140" style:family="text">
      <style:text-properties officeooo:rsid="00eee5d1"/>
    </style:style>
    <style:style style:name="T141" style:family="text">
      <style:text-properties officeooo:rsid="00f1a826"/>
    </style:style>
    <style:style style:name="T142" style:family="text">
      <style:text-properties officeooo:rsid="00f2c7b0"/>
    </style:style>
    <style:style style:name="T143" style:family="text">
      <style:text-properties officeooo:rsid="00f43301"/>
    </style:style>
    <style:style style:name="T144" style:family="text">
      <style:text-properties officeooo:rsid="00f4c9ba"/>
    </style:style>
    <style:style style:name="T145" style:family="text">
      <style:text-properties officeooo:rsid="00f4f8c6"/>
    </style:style>
    <style:style style:name="T146" style:family="text">
      <style:text-properties officeooo:rsid="00fb35d8"/>
    </style:style>
    <style:style style:name="T147" style:family="text">
      <style:text-properties officeooo:rsid="00ff1d6e"/>
    </style:style>
    <style:style style:name="T148" style:family="text">
      <style:text-properties officeooo:rsid="01045783"/>
    </style:style>
    <style:style style:name="T149" style:family="text">
      <style:text-properties officeooo:rsid="01071bf8"/>
    </style:style>
    <style:style style:name="T150" style:family="text">
      <style:text-properties officeooo:rsid="0108c8a0"/>
    </style:style>
    <style:style style:name="T151" style:family="text">
      <style:text-properties officeooo:rsid="010b7e5e"/>
    </style:style>
    <style:style style:name="T152" style:family="text">
      <style:text-properties officeooo:rsid="010ef9e9"/>
    </style:style>
    <style:style style:name="T153" style:family="text">
      <style:text-properties officeooo:rsid="01148e82"/>
    </style:style>
    <style:style style:name="T154" style:family="text">
      <style:text-properties officeooo:rsid="011734cc"/>
    </style:style>
    <style:style style:name="T155" style:family="text">
      <style:text-properties officeooo:rsid="011924d1"/>
    </style:style>
    <style:style style:name="T156" style:family="text">
      <style:text-properties officeooo:rsid="011eda01"/>
    </style:style>
    <style:style style:name="T157" style:family="text">
      <style:text-properties officeooo:rsid="0123034a"/>
    </style:style>
    <style:style style:name="T158" style:family="text">
      <style:text-properties officeooo:rsid="0124ff7c"/>
    </style:style>
    <style:style style:name="T159" style:family="text">
      <style:text-properties officeooo:rsid="0125ae38"/>
    </style:style>
    <style:style style:name="T160" style:family="text">
      <style:text-properties officeooo:rsid="012be655"/>
    </style:style>
    <style:style style:name="T161" style:family="text">
      <style:text-properties officeooo:rsid="012caefa"/>
    </style:style>
    <style:style style:name="T162" style:family="text">
      <style:text-properties officeooo:rsid="012f9786"/>
    </style:style>
    <style:style style:name="T163" style:family="text">
      <style:text-properties officeooo:rsid="012fe15e"/>
    </style:style>
    <style:style style:name="T164" style:family="text">
      <style:text-properties officeooo:rsid="0131ca5a"/>
    </style:style>
    <style:style style:name="T165" style:family="text">
      <style:text-properties officeooo:rsid="013c275b"/>
    </style:style>
    <style:style style:name="T166" style:family="text">
      <style:text-properties officeooo:rsid="01486927"/>
    </style:style>
    <style:style style:name="T167" style:family="text">
      <style:text-properties officeooo:rsid="014b6c90"/>
    </style:style>
    <style:style style:name="T168" style:family="text">
      <style:text-properties officeooo:rsid="014eb3e1"/>
    </style:style>
    <style:style style:name="T169" style:family="text">
      <style:text-properties officeooo:rsid="015365c4"/>
    </style:style>
    <style:style style:name="T170" style:family="text">
      <style:text-properties officeooo:rsid="0153b30e"/>
    </style:style>
    <style:style style:name="T171" style:family="text">
      <style:text-properties officeooo:rsid="015695d7"/>
    </style:style>
    <style:style style:name="T172" style:family="text">
      <style:text-properties officeooo:rsid="01589571"/>
    </style:style>
    <style:style style:name="T173" style:family="text">
      <style:text-properties officeooo:rsid="015a69a3"/>
    </style:style>
    <style:style style:name="T174" style:family="text">
      <style:text-properties officeooo:rsid="015ce24b"/>
    </style:style>
    <style:style style:name="T175" style:family="text">
      <style:text-properties officeooo:rsid="0169be51"/>
    </style:style>
    <style:style style:name="T176" style:family="text">
      <style:text-properties officeooo:rsid="008c78ca"/>
    </style:style>
    <style:style style:name="T177" style:family="text">
      <style:text-properties officeooo:rsid="008b2f9a"/>
    </style:style>
    <style:style style:name="T178" style:family="text">
      <style:text-properties officeooo:rsid="016c4609"/>
    </style:style>
    <style:style style:name="T179" style:family="text">
      <style:text-properties officeooo:rsid="016c9702"/>
    </style:style>
    <style:style style:name="T180" style:family="text">
      <style:text-properties officeooo:rsid="01743842"/>
    </style:style>
    <style:style style:name="T181" style:family="text">
      <style:text-properties officeooo:rsid="0175b890"/>
    </style:style>
    <style:style style:name="T182" style:family="text">
      <style:text-properties officeooo:rsid="01760dcd"/>
    </style:style>
    <style:style style:name="T183" style:family="text">
      <style:text-properties officeooo:rsid="0177da1b"/>
    </style:style>
    <style:style style:name="T184" style:family="text">
      <style:text-properties officeooo:rsid="017c910c"/>
    </style:style>
    <style:style style:name="T185" style:family="text">
      <style:text-properties officeooo:rsid="017dc7fd"/>
    </style:style>
    <style:style style:name="T186" style:family="text">
      <style:text-properties officeooo:rsid="018189ea"/>
    </style:style>
    <style:style style:name="T187" style:family="text">
      <style:text-properties officeooo:rsid="0185dc0e"/>
    </style:style>
    <style:style style:name="T188" style:family="text">
      <style:text-properties officeooo:rsid="018a27ea"/>
    </style:style>
    <style:style style:name="T189" style:family="text">
      <style:text-properties officeooo:rsid="018b0f1a"/>
    </style:style>
    <style:style style:name="T190" style:family="text">
      <style:text-properties officeooo:rsid="018d3c8b"/>
    </style:style>
    <style:style style:name="T191" style:family="text">
      <style:text-properties officeooo:rsid="018e5f18"/>
    </style:style>
    <style:style style:name="T192" style:family="text">
      <style:text-properties officeooo:rsid="0193835e"/>
    </style:style>
    <style:style style:name="T193" style:family="text">
      <style:text-properties officeooo:rsid="019ebf68"/>
    </style:style>
    <style:style style:name="T194" style:family="text">
      <style:text-properties officeooo:rsid="01a84ca8"/>
    </style:style>
    <style:style style:name="T195" style:family="text">
      <style:text-properties officeooo:rsid="01abf1da"/>
    </style:style>
    <style:style style:name="T196" style:family="text">
      <style:text-properties officeooo:rsid="01b47ab6"/>
    </style:style>
    <style:style style:name="T197" style:family="text">
      <style:text-properties officeooo:rsid="01b58d50"/>
    </style:style>
    <style:style style:name="T198" style:family="text">
      <style:text-properties officeooo:rsid="01b64881"/>
    </style:style>
    <style:style style:name="T199" style:family="text">
      <style:text-properties officeooo:rsid="01b693ae"/>
    </style:style>
    <style:style style:name="T200" style:family="text">
      <style:text-properties officeooo:rsid="01b7b0e1"/>
    </style:style>
    <style:style style:name="T201" style:family="text">
      <style:text-properties officeooo:rsid="01b7e0d3"/>
    </style:style>
    <style:style style:name="T202" style:family="text">
      <style:text-properties officeooo:rsid="01b8f20c"/>
    </style:style>
    <style:style style:name="T203" style:family="text">
      <style:text-properties officeooo:rsid="01baaf54"/>
    </style:style>
    <style:style style:name="T204" style:family="text">
      <style:text-properties officeooo:rsid="01bb3d81"/>
    </style:style>
    <style:style style:name="T205" style:family="text">
      <style:text-properties officeooo:rsid="01bfab17"/>
    </style:style>
    <style:style style:name="T206" style:family="text">
      <style:text-properties fo:color="#202122" loext:opacity="100%" style:font-name="Liberation Serif" officeooo:rsid="01b83be7"/>
    </style:style>
    <style:style style:name="T207" style:family="text">
      <style:text-properties fo:color="#202122" loext:opacity="100%" style:font-name="Liberation Serif" officeooo:rsid="01c3f976"/>
    </style:style>
    <style:style style:name="T208" style:family="text">
      <style:text-properties fo:language="en" fo:country="US"/>
    </style:style>
    <style:style style:name="T209" style:family="text">
      <style:text-properties fo:language="en" fo:country="US" officeooo:rsid="01c3f976"/>
    </style:style>
    <style:style style:name="T210" style:family="text">
      <style:text-properties officeooo:rsid="01c479c3"/>
    </style:style>
    <style:style style:name="T211" style:family="text">
      <style:text-properties officeooo:rsid="01c6908d"/>
    </style:style>
    <style:style style:name="T212" style:family="text">
      <style:text-properties officeooo:rsid="01c70fd2"/>
    </style:style>
    <style:style style:name="T213" style:family="text">
      <style:text-properties officeooo:rsid="01c78ebe"/>
    </style:style>
    <style:style style:name="T214" style:family="text">
      <style:text-properties officeooo:rsid="01c8664e"/>
    </style:style>
    <style:style style:name="T215" style:family="text">
      <style:text-properties officeooo:rsid="01c885b6"/>
    </style:style>
    <style:style style:name="T216" style:family="text">
      <style:text-properties officeooo:rsid="01ca5b4e"/>
    </style:style>
    <style:style style:name="T217" style:family="text">
      <style:text-properties officeooo:rsid="01cc5973"/>
    </style:style>
    <style:style style:name="T218" style:family="text">
      <style:text-properties officeooo:rsid="01ceb0aa"/>
    </style:style>
    <style:style style:name="T219" style:family="text">
      <style:text-properties officeooo:rsid="01cf8467"/>
    </style:style>
    <style:style style:name="T220" style:family="text">
      <style:text-properties officeooo:rsid="01d13800"/>
    </style:style>
    <style:style style:name="T221" style:family="text">
      <style:text-properties officeooo:rsid="01d1cbe4"/>
    </style:style>
    <style:style style:name="T222" style:family="text">
      <style:text-properties officeooo:rsid="01d2d8c9"/>
    </style:style>
    <style:style style:name="T223" style:family="text">
      <style:text-properties officeooo:rsid="01d7a1db"/>
    </style:style>
    <style:style style:name="T224" style:family="text">
      <style:text-properties officeooo:rsid="01dc5011"/>
    </style:style>
    <style:style style:name="T225" style:family="text">
      <style:text-properties officeooo:rsid="01dcd736"/>
    </style:style>
    <style:style style:name="T226" style:family="text">
      <style:text-properties officeooo:rsid="01dce41e"/>
    </style:style>
    <style:style style:name="T227" style:family="text">
      <style:text-properties officeooo:rsid="01ded0f6"/>
    </style:style>
    <style:style style:name="T228" style:family="text">
      <style:text-properties officeooo:rsid="01e0772c"/>
    </style:style>
    <style:style style:name="T229" style:family="text">
      <style:text-properties officeooo:rsid="01e3282e"/>
    </style:style>
    <style:style style:name="T230" style:family="text">
      <style:text-properties officeooo:rsid="01ede16e"/>
    </style:style>
    <style:style style:name="T231" style:family="text">
      <style:text-properties officeooo:rsid="01ef1d7b"/>
    </style:style>
    <style:style style:name="T232" style:family="text">
      <style:text-properties officeooo:rsid="01f0d84e"/>
    </style:style>
    <style:style style:name="T233" style:family="text">
      <style:text-properties officeooo:rsid="01f1fbd7"/>
    </style:style>
    <style:style style:name="T234" style:family="text">
      <style:text-properties officeooo:rsid="01f3fa79"/>
    </style:style>
    <style:style style:name="T235" style:family="text">
      <style:text-properties officeooo:rsid="01fc64e6"/>
    </style:style>
    <style:style style:name="T236" style:family="text">
      <style:text-properties officeooo:rsid="01fddee4"/>
    </style:style>
    <style:style style:name="T237" style:family="text">
      <style:text-properties officeooo:rsid="0202d1af"/>
    </style:style>
    <style:style style:name="T238" style:family="text">
      <style:text-properties officeooo:rsid="02055d63"/>
    </style:style>
    <style:style style:name="T239" style:family="text">
      <style:text-properties officeooo:rsid="02077145"/>
    </style:style>
    <style:style style:name="T240" style:family="text">
      <style:text-properties officeooo:rsid="0208bcb8"/>
    </style:style>
    <style:style style:name="T241" style:family="text">
      <style:text-properties officeooo:rsid="020bff98"/>
    </style:style>
    <style:style style:name="T242" style:family="text">
      <style:text-properties officeooo:rsid="0211a998"/>
    </style:style>
    <style:style style:name="T243" style:family="text">
      <style:text-properties officeooo:rsid="02148f9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2">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38">a</text:span> <text:tab/>→<text:tab/> I/me</text:p>
      <text:p text:style-name="P36">P<text:span text:style-name="T138">e</text:span><text:tab/>→ <text:tab/>You (singular)</text:p>
      <text:p text:style-name="P36">R<text:span text:style-name="T138">o</text:span> <text:tab/>→<text:tab/> He/She/it</text:p>
      <text:p text:style-name="P36">X<text:span text:style-name="T138">i</text:span> <text:tab/>→<text:tab/> Us (Including the Listener)</text:p>
      <text:p text:style-name="P36">T<text:span text:style-name="T138">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7"/>
      <text:p text:style-name="P247">Root Words:</text:p>
      <text:p text:style-name="P228"/>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124">ath<text:tab/><text:tab/>→<text:tab/>family</text:p>
      <text:p text:style-name="P125">p<text:span text:style-name="T1">ē</text:span>t<text:tab/><text:tab/>→<text:tab/><text:span text:style-name="T180">parent (also used as mother/father)</text:span></text:p>
      <text:p text:style-name="P17"><text:span text:style-name="T3">n</text:span><text:span text:style-name="T29">a</text:span><text:span text:style-name="T3">mi<text:tab/><text:tab/>→<text:tab/>mother</text:span></text:p>
      <text:p text:style-name="P58">dgiapet<text:tab/><text:tab/>→<text:tab/>father</text:p>
      <text:p text:style-name="P49">lēf<text:tab/><text:tab/>→<text:tab/>plant</text:p>
      <text:p text:style-name="P148">nakla<text:tab/><text:tab/>→<text:tab/>sister</text:p>
      <text:p text:style-name="P148">dgiami<text:tab/><text:tab/>→<text:tab/>brother</text:p>
      <text:p text:style-name="P53">nūm<text:tab/><text:tab/>→<text:tab/>food</text:p>
      <text:p text:style-name="P103">meks<text:span text:style-name="T62">ā</text:span>t<text:tab/><text:tab/>→<text:tab/><text:span text:style-name="T146">flesh (not inteded as eating meat)</text:span></text:p>
      <text:p text:style-name="P68">midzūri<text:tab/><text:tab/>→<text:tab/>nature <text:span text:style-name="T216">(als</text:span><text:span text:style-name="T234">o</text:span><text:span text:style-name="T216"> a name, </text:span><text:span text:style-name="T234">EIC</text:span><text:span text:style-name="T216">)</text:span></text:p>
      <text:p text:style-name="P49">yanu<text:tab/><text:tab/>→<text:tab/>wood</text:p>
      <text:p text:style-name="P69"><text:soft-page-break/>pak<text:tab/><text:tab/>→<text:tab/>head</text:p>
      <text:p text:style-name="P16"><text:span text:style-name="T3">fur</text:span><text:span text:style-name="T24">ā</text:span><text:span text:style-name="T3"><text:tab/><text:tab/>→<text:tab/>fire</text:span></text:p>
      <text:p text:style-name="P16"><text:span text:style-name="T25">n</text:span><text:span text:style-name="T29">a</text:span><text:span text:style-name="T25">la<text:tab/><text:tab/>→<text:tab/>water</text:span><text:span text:style-name="T3"><text:tab/></text:span></text:p>
      <text:p text:style-name="P38">k<text:span text:style-name="T61">e</text:span>s<text:tab/><text:tab/>→<text:tab/>rock</text:p>
      <text:p text:style-name="P90">n<text:span text:style-name="T139">e</text:span><text:span text:style-name="T100">k</text:span>i<text:tab/><text:tab/>→<text:tab/>s<text:span text:style-name="T101">and</text:span></text:p>
      <text:p text:style-name="P91"><text:span text:style-name="T102">nūn</text:span><text:tab/><text:tab/>→<text:tab/><text:span text:style-name="T102">grain (in general, it can be attached as a suffix to other words) </text:span></text:p>
      <text:p text:style-name="P127">yath<text:tab/><text:tab/>→<text:tab/>wind</text:p>
      <text:p text:style-name="P142">nēth<text:tab/><text:tab/>→<text:tab/>destiny/god<text:tab/> <text:span text:style-name="T202">(</text:span><text:span text:style-name="T203">a</text:span><text:span text:style-name="T202">lso a </text:span><text:span text:style-name="T203">n</text:span><text:span text:style-name="T202">ame, </text:span><text:span text:style-name="T234">EIC</text:span><text:span text:style-name="T202">)</text:span></text:p>
      <text:p text:style-name="P143">floth<text:tab/><text:tab/>→<text:tab/>moon (also a name, <text:span text:style-name="T234">EIC</text:span>)</text:p>
      <text:p text:style-name="P70">y<text:span text:style-name="T139">u</text:span>f<text:tab/><text:tab/>→<text:tab/>void/nothing/<text:span text:style-name="T71">zero</text:span></text:p>
      <text:p text:style-name="P71">voxet<text:tab/><text:tab/>→<text:tab/>spear/<text:span text:style-name="T151">arrow</text:span></text:p>
      <text:p text:style-name="P108">t<text:span text:style-name="T152">alath<text:tab/><text:tab/>→<text:tab/>bow</text:span></text:p>
      <text:p text:style-name="P88">n<text:span text:style-name="T139">a</text:span>ti<text:tab/><text:tab/>→<text:tab/><text:span text:style-name="T77">group/</text:span><text:span text:style-name="T93">the all </text:span><text:span text:style-name="T95">(also a Noun)</text:span></text:p>
      <text:p text:style-name="P49">xas<text:tab/><text:tab/>→<text:tab/>place</text:p>
      <text:p text:style-name="P77">mi<text:span text:style-name="T62">ā</text:span>gi<text:tab/><text:tab/>→<text:tab/><text:span text:style-name="T82">papyrus (the plant and the derived “paper”)</text:span></text:p>
      <text:p text:style-name="P79">kyon<text:tab/><text:tab/>→<text:tab/>ink</text:p>
      <text:p text:style-name="P81">lith<text:tab/><text:tab/>→<text:tab/>symbol/letter/<text:span text:style-name="T83">picture</text:span></text:p>
      <text:p text:style-name="P82">witha<text:tab/><text:tab/>→ <text:tab/>money</text:p>
      <text:p text:style-name="P83"><text:span text:style-name="T113">mēs</text:span><text:span text:style-name="T109"><text:tab/><text:tab/>→<text:tab/>leaf</text:span></text:p>
      <text:p text:style-name="P96"><text:span text:style-name="T113">r</text:span>owa<text:tab/><text:tab/>→<text:tab/><text:span text:style-name="T114">skin</text:span></text:p>
      <text:p text:style-name="P131">klas<text:tab/><text:tab/>→<text:tab/>salt</text:p>
      <text:p text:style-name="P132">soyon<text:tab/><text:tab/>→<text:tab/>hair/feathers</text:p>
      <text:p text:style-name="P98">pati<text:tab/><text:tab/>→<text:tab/>egg</text:p>
      <text:p text:style-name="P98">brūt<text:tab/><text:tab/>→<text:tab/><text:span text:style-name="T131">roots (of a plant)</text:span></text:p>
      <text:p text:style-name="P191">mex<text:tab/><text:tab/>→<text:tab/>middle</text:p>
      <text:p text:style-name="P194">yali<text:tab/><text:tab/>→<text:tab/>eye</text:p>
      <text:p text:style-name="P195">kage<text:tab/><text:tab/>→<text:tab/>body</text:p>
      <text:p text:style-name="P221">ral<text:tab/><text:tab/>→<text:tab/>time/period/day</text:p>
      <text:p text:style-name="P222"><text:span text:style-name="T237">fath</text:span><text:tab/><text:tab/>→<text:tab/>house/home</text:p>
      <text:p text:style-name="P147">ledgii<text:tab/><text:tab/>→<text:tab/><text:span text:style-name="T239">dress (in general)</text:span></text:p>
      <text:p text:style-name="P79"/>
      <text:p text:style-name="P49"/>
      <text:p text:style-name="P49"/>
      <text:p text:style-name="P247">Derived Words:</text:p>
      <text:p text:style-name="P228"/>
      <text:p text:style-name="P49">yanulēf<text:tab/><text:tab/>→ <text:tab/>“wood-plant”, tree</text:p>
      <text:p text:style-name="P49">yanulēfxas<text:tab/><text:tab/>→<text:tab/>“tree-place”, forest</text:p>
      <text:p text:style-name="P52">kēsxas<text:tab/><text:tab/>→<text:tab/>“rock-place”, mountain</text:p>
      <text:p text:style-name="P99">furakēsxas<text:tab/><text:tab/>→<text:tab/>“fire-mountain”, volcano</text:p>
      <text:p text:style-name="P53">n<text:span text:style-name="T116">a</text:span>laxas<text:tab/><text:tab/>→<text:tab/>“water-place”, lake/sea</text:p>
      <text:p text:style-name="P54">lēfnum<text:tab/><text:tab/>→<text:tab/>“<text:span text:style-name="T115">plant</text:span>-food”, fruit/<text:span text:style-name="T115">vegetable</text:span></text:p>
      <text:p text:style-name="P102"><text:span text:style-name="T64">ā</text:span>kipnum<text:tab/><text:tab/>→<text:tab/>“animal-food”, meat</text:p>
      <text:p text:style-name="P56">nal<text:span text:style-name="T97">a</text:span><text:span text:style-name="T64">k</text:span>i<text:span text:style-name="T68">p<text:tab/><text:tab/>→<text:tab/>“</text:span>water-animal<text:span text:style-name="T68">”, </text:span>fish</text:p>
      <text:p text:style-name="P129">nalayath<text:tab/><text:tab/>→<text:tab/>“water-wind”, rain</text:p>
      <text:p text:style-name="P89">yathakip<text:tab/><text:tab/>→<text:tab/>“wind-animal” bird</text:p>
      <text:p text:style-name="P144">voxm<text:span text:style-name="T62">ā</text:span>kip<text:tab/><text:tab/>→<text:tab/>“warrior-animal” dog, <text:s/><text:span text:style-name="T234">EIC</text:span></text:p>
      <text:p text:style-name="P56">ak<text:span text:style-name="T117">i</text:span>pvasmat<text:tab/><text:tab/>→<text:tab/>“hunt-person”, hunter</text:p>
      <text:p text:style-name="P51">l<text:span text:style-name="T118">e</text:span>f<text:span text:style-name="T66">vas</text:span><text:span text:style-name="T67">mat<text:tab/><text:tab/>→<text:tab/>“plant gather-person”, plant gatherer</text:span></text:p>
      <text:p text:style-name="P56">nala<text:span text:style-name="T64">k</text:span><text:span text:style-name="T119">i</text:span><text:span text:style-name="T68">p</text:span>vas<text:span text:style-name="T69">mat</text:span><text:tab/>→<text:tab/>“fish-person”, fisherman</text:p>
      <text:p text:style-name="P71">vox<text:span text:style-name="T64">mā</text:span><text:span text:style-name="T78">t<text:tab/><text:tab/>→<text:tab/>“</text:span>spear-<text:span text:style-name="T79">person</text:span><text:span text:style-name="T78">”, </text:span><text:span text:style-name="T79">warrior/soldier</text:span></text:p>
      <text:p text:style-name="P72">mat<text:span text:style-name="T76">n</text:span><text:span text:style-name="T62">ā</text:span><text:span text:style-name="T76">ti<text:tab/><text:tab/>→<text:tab/>“</text:span>person-group<text:span text:style-name="T76">”, </text:span><text:span text:style-name="T80">the people (as population/</text:span><text:span text:style-name="T83">tribes</text:span><text:span text:style-name="T80">)</text:span></text:p>
      <text:p text:style-name="P73">nalakip<text:span text:style-name="T76">n</text:span><text:span text:style-name="T62">ā</text:span><text:span text:style-name="T76">ti<text:tab/><text:tab/>→<text:tab/>“</text:span>fish-<text:span text:style-name="T84">group</text:span><text:span text:style-name="T76">”, <text:s/></text:span>shoal</text:p>
      <text:p text:style-name="P92"><text:soft-page-break/>xasl<text:span text:style-name="T85">it</text:span>h<text:tab/><text:tab/>→<text:tab/>“place-picture”, map</text:p>
      <text:p text:style-name="P95">yanuk<text:span text:style-name="T179">e</text:span>s<text:tab/><text:tab/>→<text:tab/>“wood-rock”, <text:span text:style-name="T104">big </text:span>seed (used for seeds like avocado <text:span text:style-name="T105">and bigger</text:span>)</text:p>
      <text:p text:style-name="P93">yan<text:span text:style-name="T112">u</text:span>n<text:tab/><text:tab/>→<text:tab/>“<text:span text:style-name="T106">grain of wood</text:span>”, <text:span text:style-name="T104">small seed </text:span><text:span text:style-name="T107">(used for seeds like tomat</text:span><text:span text:style-name="T108">o</text:span><text:span text:style-name="T107">)</text:span></text:p>
      <text:p text:style-name="P94">nen<text:span text:style-name="T112">u</text:span>n<text:tab/><text:tab/>→<text:tab/>“grain of sand”, <text:span text:style-name="T103">(n</text:span><text:span text:style-name="T61">ē</text:span><text:span text:style-name="T103">ki loses the last syllable and gets n</text:span>ū<text:span text:style-name="T103">n)</text:span></text:p>
      <text:p text:style-name="P97">klanun<text:tab/><text:tab/>→<text:tab/>“grain of salt”, (klas loses the s and gets <text:span text:style-name="T103">n</text:span><text:span text:style-name="T102">ū</text:span><text:span text:style-name="T103">n</text:span>)</text:p>
      <text:p text:style-name="P104">yanurōwa<text:tab/><text:tab/>→<text:tab/>“wood-skin”, <text:span text:style-name="T110">bark/</text:span><text:span text:style-name="T111">cortex</text:span><text:span text:style-name="T110"> (of the tree)</text:span></text:p>
      <text:p text:style-name="P105">nalam<text:span text:style-name="T136">ē</text:span>ksat<text:tab/><text:tab/>→<text:tab/>“<text:span text:style-name="T147">water-flesh</text:span>“, <text:span text:style-name="T147">blood</text:span></text:p>
      <text:p text:style-name="P106">yanum<text:span text:style-name="T136">ē</text:span>ksat<text:tab/>→<text:tab/>“wood-flesh”, bone</text:p>
      <text:p text:style-name="P109">kenum<text:span text:style-name="T136">ē</text:span>ksat<text:tab/>→<text:tab/>“rock-bone”, tooth</text:p>
      <text:p text:style-name="P107">voxakip<text:tab/><text:tab/>→<text:tab/>“spear-animal”, <text:span text:style-name="T151">horn/tusk</text:span></text:p>
      <text:p text:style-name="P130">nekimat<text:tab/><text:tab/>→<text:tab/>“sand-man”, a weak person, incapable of doing anything</text:p>
      <text:p text:style-name="P138">xoteat<text:tab/><text:tab/>→<text:tab/>“from xot-lei-mat, killed-person” the corpse of a person</text:p>
      <text:p text:style-name="P139">yanalas<text:tab/><text:tab/>→<text:tab/>“from yanu-nala-kras, swim-wood” boat/ship</text:p>
      <text:p text:style-name="P141">manak<text:span text:style-name="T1">ī</text:span><text:span text:style-name="T232">s</text:span><text:tab/><text:tab/>→<text:tab/> “from mabe-nalakipvas, <text:span text:style-name="T241">fast-fish</text:span>” <text:span text:style-name="T233">difficult problem (</text:span><text:span text:style-name="T234">EIC</text:span><text:span text:style-name="T233">)</text:span></text:p>
      <text:p text:style-name="P146">bef<text:span text:style-name="T62">ā<text:tab/><text:tab/>→<text:tab/>“</text:span>from be-fath, <text:span text:style-name="T241">big-house</text:span><text:span text:style-name="T62">” </text:span>castle</text:p>
      <text:p text:style-name="P147"><text:tab/></text:p>
      <text:p text:style-name="P140"/>
      <text:p text:style-name="P56"/>
      <text:p text:style-name="P233">Spatial Dimensions:</text:p>
      <text:p text:style-name="P165"/>
      <text:p text:style-name="P165">In this language, there will be 3 spatial dimensions, as in Math we have X, Y, Z, here we have:</text:p>
      <text:p text:style-name="P165"/>
      <text:p text:style-name="P166">- <text:span text:style-name="T88">afka</text:span>:</text:p>
      <text:p text:style-name="P166">is the spatial dimension that goes in the direction of the speaker, this is the direction that starts from the speaker and goes in front of his face.</text:p>
      <text:p text:style-name="P165"/>
      <text:p text:style-name="P165">- <text:span text:style-name="T91">mexka:</text:span></text:p>
      <text:p text:style-name="P167">is the spatial dimension that goes sideways to the speaker, this is the direction that starts from the left and goes to the right of the speaker</text:p>
      <text:p text:style-name="P167"/>
      <text:p text:style-name="P167">- liuka:</text:p>
      <text:p text:style-name="P167"/>
      <text:p text:style-name="P167">is the spatial dimension that goes <text:s/>vertically to the speaker, this is the direction that start from the feet of the speaker and goes to the head of the speaker</text:p>
      <text:p text:style-name="P167"/>
      <text:p text:style-name="P168">This three direction won’t be generally used alone, but they will be used to say, for example long or wide (big in X/Y/Z direction).</text:p>
      <text:p text:style-name="P56"/>
      <text:p text:style-name="P56"/>
      <text:p text:style-name="P229"><text:span text:style-name="T70">Numbers</text:span>:</text:p>
      <text:p text:style-name="P229"/>
      <text:p text:style-name="P244">Cardinal Numbers:</text:p>
      <text:p text:style-name="P229"/>
      <text:p text:style-name="P163">y<text:span text:style-name="T139">u</text:span>f<text:tab/>→<text:tab/><text:span text:style-name="T71">zero</text:span></text:p>
      <text:p text:style-name="P58">me<text:tab/>→<text:tab/>one</text:p>
      <text:p text:style-name="P58">e<text:span text:style-name="T165">th</text:span><text:tab/>→<text:tab/>two</text:p>
      <text:p text:style-name="P58">ra<text:tab/>→<text:tab/>three</text:p>
      <text:p text:style-name="P58">kax<text:tab/>→<text:tab/>four</text:p>
      <text:p text:style-name="P61">nak<text:tab/>→<text:tab/>five</text:p>
      <text:p text:style-name="P61">bēs<text:tab/>→<text:tab/>six</text:p>
      <text:p text:style-name="P61">tswa<text:tab/>→<text:tab/>seven</text:p>
      <text:p text:style-name="P61">yet<text:tab/>→<text:tab/>eight</text:p>
      <text:p text:style-name="P61"><text:soft-page-break/>dgiēn<text:tab/>→<text:tab/>nine</text:p>
      <text:p text:style-name="P61">drōt<text:tab/>→<text:tab/>ten</text:p>
      <text:p text:style-name="P61">ef<text:tab/>→<text:tab/>eleven</text:p>
      <text:p text:style-name="P59"/>
      <text:p text:style-name="P64">y<text:span text:style-name="T73">e</text:span>p<text:tab/>→<text:tab/>144 (12 x 12, it’s the equivalent of our hundreds)</text:p>
      <text:p text:style-name="P64"/>
      <text:p text:style-name="P65">ksa<text:tab/>→<text:tab/>1728 (12 x 12 x 12, it’s the equivalent of our <text:span text:style-name="T74">thousands</text:span>)</text:p>
      <text:p text:style-name="P59"/>
      <text:p text:style-name="P59"><text:span text:style-name="T71">The next number are constucted in the following way:<text:tab/></text:span><text:tab/></text:p>
      <text:p text:style-name="P55"/>
      <text:p text:style-name="P61">X dozens is X-rō, for example, sixty is five dozens, so it becomes nakrō</text:p>
      <text:p text:style-name="P61"/>
      <text:p text:style-name="P62">as in english, 20 is twenty and 25 is twenty-five, so in this language, if 60 is <text:span text:style-name="T71">nakrō, </text:span>67 is <text:span text:style-name="T71">nakrō</text:span>tswa</text:p>
      <text:p text:style-name="P61"/>
      <text:p text:style-name="P63">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2"/>
      <text:p text:style-name="P66">X dozens of dozens of dozens is ksa-X, for example, 1773 is ksarar<text:span text:style-name="T71">ōdgiēn </text:span><text:span text:style-name="T75">(a dozen of dozen of dozens is a ksa</text:span><text:span text:style-name="T71">rō</text:span><text:span text:style-name="T75">)</text:span></text:p>
      <text:p text:style-name="P61"/>
      <text:p text:style-name="P67">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4"><text:tab/></text:p>
      <text:p text:style-name="P245"><text:span text:style-name="T128">Ordinal</text:span> Numbers:</text:p>
      <text:p text:style-name="P42"/>
      <text:p text:style-name="P100">Ordinal Numbers will be obtained by taking the corresponding <text:span text:style-name="T129">Cardinal Number and adding as a suffix the -i, for example:</text:span></text:p>
      <text:p text:style-name="P101"/>
      <text:p text:style-name="P60">me <text:span text:style-name="T129">(one) <text:tab/>→<text:tab/>mei (first)</text:span></text:p>
      <text:p text:style-name="P101">nak (five)<text:tab/>→<text:tab/>naki (fifth)</text:p>
      <text:p text:style-name="P101"/>
      <text:p text:style-name="P101"/>
      <text:p text:style-name="P101"/>
      <text:p text:style-name="P230"><text:span text:style-name="T195">Days of the Week</text:span>:</text:p>
      <text:p text:style-name="P230"/>
      <text:p text:style-name="P197">in this section will be explained the days of the week, in the Culture Section, will be explained why they are called in this way and the rituals associated with them</text:p>
      <text:p text:style-name="P230"/>
      <text:p text:style-name="P196"><text:span text:style-name="T204">n</text:span>ethral<text:tab/>→<text:tab/>Monday (the day of <text:span text:style-name="T196">G</text:span>od)</text:p>
      <text:p text:style-name="P198"><text:span text:style-name="T204">d</text:span>giaral<text:tab/>→<text:tab/>Tuesday (the day of the Father)</text:p>
      <text:p text:style-name="P198"><text:span text:style-name="T204">n</text:span>aral<text:tab/>→<text:tab/>Wednesday (the day of the Mother)</text:p>
      <text:p text:style-name="P200"><text:span text:style-name="T213">mi</text:span><text:span text:style-name="T214">d</text:span><text:span text:style-name="T213">z</text:span><text:span text:style-name="T1">ū</text:span>ral<text:tab/>→<text:tab/>Thursday (the day of <text:span text:style-name="T199">Mi</text:span><text:span text:style-name="T215">d</text:span><text:span text:style-name="T199">z</text:span><text:span text:style-name="T1">ū</text:span><text:span text:style-name="T199">ri, God of Nature</text:span>)</text:p>
      <text:p text:style-name="P202"><text:span text:style-name="T204">v</text:span>oxral<text:tab/>→<text:tab/><text:span text:style-name="T197">Friday </text:span>(the day of the <text:span text:style-name="T199">Voxa, God of War</text:span>)</text:p>
      <text:p text:style-name="P199"><text:span text:style-name="T217">yala</text:span>ral<text:tab/>→<text:tab/><text:span text:style-name="T198">Saturday</text:span> (the day of <text:span text:style-name="T218">Yalax</text:span>, the God of <text:span text:style-name="T218">Sailors and </text:span>Merchants)</text:p>
      <text:p text:style-name="P214">xokral<text:tab/>→<text:tab/>Sunday (the day of Xok, god of Death)</text:p>
      <text:p text:style-name="P201"/>
      <text:p text:style-name="P39"/>
      <text:p text:style-name="P13"><text:span text:style-name="T31">Verbs</text:span><text:span text:style-name="T3">:</text:span></text:p>
      <text:p text:style-name="P38"/>
      <text:p text:style-name="P246">Root Words:</text:p>
      <text:p text:style-name="P36"/>
      <text:p text:style-name="P38">ir<text:span text:style-name="T144">a</text:span><text:tab/><text:tab/>→<text:tab/>to be, <text:span text:style-name="T242">also used for “live” as in “he must live”</text:span></text:p>
      <text:p text:style-name="P38">p<text:span text:style-name="T162">e</text:span>k<text:tab/><text:tab/>→<text:tab/>to have, <text:span text:style-name="T240">also used for “is dressed as”</text:span></text:p>
      <text:p text:style-name="P116"><text:soft-page-break/>make<text:tab/><text:tab/>→<text:tab/>to eat</text:p>
      <text:p text:style-name="P116">gake<text:tab/><text:tab/>→<text:tab/>to drink</text:p>
      <text:p text:style-name="P117">iksi<text:tab/><text:tab/>→<text:tab/>to bite</text:p>
      <text:p text:style-name="P38">fl<text:span text:style-name="T144">a</text:span><text:tab/><text:tab/>→<text:tab/>to see</text:p>
      <text:p text:style-name="P118">efret<text:tab/><text:tab/>→<text:tab/>to hear</text:p>
      <text:p text:style-name="P119">k<text:span text:style-name="T62">ā</text:span>ri<text:tab/><text:tab/>→<text:tab/>to feel</text:p>
      <text:p text:style-name="P43">k<text:span text:style-name="T144">o</text:span><text:tab/><text:tab/>→<text:tab/>to sit</text:p>
      <text:p text:style-name="P44">kr<text:span text:style-name="T140">a</text:span>s<text:tab/><text:tab/>→<text:tab/>to go/<text:span text:style-name="T175">walk</text:span></text:p>
      <text:p text:style-name="P133">yas<text:tab/><text:tab/>→<text:tab/><text:span text:style-name="T194">to </text:span>need</text:p>
      <text:p text:style-name="P134">maki<text:tab/><text:tab/>→<text:tab/><text:span text:style-name="T194">to </text:span>have to</text:p>
      <text:p text:style-name="P135">pagi<text:tab/><text:tab/>→<text:tab/>to can</text:p>
      <text:p text:style-name="P44">max<text:tab/><text:tab/>→<text:tab/>to do/<text:span text:style-name="T159">make</text:span></text:p>
      <text:p text:style-name="P41"><text:span text:style-name="T165">tekli</text:span><text:tab/><text:tab/>→<text:tab/>to cause</text:p>
      <text:p text:style-name="P55">v<text:span text:style-name="T145">a</text:span>s<text:tab/><text:tab/>→<text:tab/>to get</text:p>
      <text:p text:style-name="P136">flog<text:tab/><text:tab/>→<text:tab/>to be born</text:p>
      <text:p text:style-name="P137">voxa<text:tab/><text:tab/>→<text:tab/>to <text:span text:style-name="T238">do </text:span>war/to fight</text:p>
      <text:p text:style-name="P80"/>
      <text:p text:style-name="P78"/>
      <text:p text:style-name="P55"/>
      <text:p text:style-name="P246">Derived Words:</text:p>
      <text:p text:style-name="P239"/>
      <text:p text:style-name="P240"/>
      <text:p text:style-name="P55">ak<text:span text:style-name="T65">ī</text:span>pvas<text:tab/><text:tab/>→<text:tab/>“animal-get”, to hunt</text:p>
      <text:p text:style-name="P50">lēf<text:span text:style-name="T66">vas<text:tab/><text:tab/>→<text:tab/>“plant-get”,<text:tab/> to gather plants</text:span></text:p>
      <text:p text:style-name="P56">nala<text:span text:style-name="T64">k</text:span><text:span text:style-name="T65">ī</text:span><text:span text:style-name="T68">p</text:span>vas<text:tab/><text:tab/>→<text:tab/>“fish-get”, to fish</text:p>
      <text:p text:style-name="P110">fura<text:span text:style-name="T165">tekli</text:span><text:tab/><text:tab/>→<text:tab/>“<text:span text:style-name="T153">fire-cause</text:span>”, <text:span text:style-name="T153">to burn</text:span></text:p>
      <text:p text:style-name="P145">yam<text:span text:style-name="T158">a</text:span>x<text:tab/><text:tab/>→<text:tab/>“<text:span text:style-name="T154">make-wind</text:span>”, <text:span text:style-name="T154">run </text:span><text:span text:style-name="T155">(</text:span><text:span text:style-name="T234">EIC</text:span><text:span text:style-name="T155">)</text:span></text:p>
      <text:p text:style-name="P115">yuf<text:span text:style-name="T165">tekli</text:span><text:tab/><text:tab/>→<text:tab/>“cause-zero”, destroy</text:p>
      <text:p text:style-name="P112">natmax<text:tab/><text:tab/>→<text:tab/>“group-make”, team up/become friends</text:p>
      <text:p text:style-name="P113">texot<text:tab/><text:tab/>→<text:tab/>“cause-dead”, kill</text:p>
      <text:p text:style-name="P126">nalakras<text:tab/><text:tab/>→<text:tab/>“<text:span text:style-name="T188">water</text:span>-<text:span text:style-name="T188">go</text:span>”, swim/<text:span text:style-name="T190">move</text:span><text:span text:style-name="T189"> through water</text:span></text:p>
      <text:p text:style-name="P128">yathkras<text:tab/><text:tab/>→<text:tab/>“wind-go”, <text:s/><text:span text:style-name="T191">fly/move through air</text:span></text:p>
      <text:p text:style-name="P113"/>
      <text:p text:style-name="P114"/>
      <text:p text:style-name="P43"/>
      <text:p text:style-name="P43"/>
      <text:p text:style-name="P12"><text:span text:style-name="T32">Adjectives</text:span><text:span text:style-name="T3">:</text:span></text:p>
      <text:p text:style-name="P38"/>
      <text:p text:style-name="P84">bē<text:tab/>→ <text:tab/>big</text:p>
      <text:p text:style-name="P85">afk<text:span text:style-name="T62">ā</text:span>be<text:tab/>→<text:tab/>long</text:p>
      <text:p text:style-name="P86">m<text:span text:style-name="T92">a</text:span>xk<text:span text:style-name="T62">ā</text:span>be<text:tab/>→<text:tab/>wide</text:p>
      <text:p text:style-name="P87">liuk<text:span text:style-name="T62">ā</text:span>be<text:tab/>→<text:tab/>tall</text:p>
      <text:p text:style-name="P120">liuko<text:tab/>→<text:tab/>high (as sitting on a high place)</text:p>
      <text:p text:style-name="P121">t<text:span text:style-name="T165">w</text:span>a<text:span text:style-name="T165">i</text:span><text:tab/>→<text:tab/>little/<text:span text:style-name="T96">small</text:span></text:p>
      <text:p text:style-name="P122"><text:span text:style-name="T177">afk</text:span><text:span text:style-name="T62">ā</text:span>twa<text:span text:style-name="T176"><text:tab/>→<text:tab/></text:span>short <text:span text:style-name="T178">(in length)</text:span></text:p>
      <text:p text:style-name="P122">max<text:span text:style-name="T177">k</text:span><text:span text:style-name="T62">ā</text:span>twa<text:tab/>→<text:tab/>tight/narrow</text:p>
      <text:p text:style-name="P122">liu<text:span text:style-name="T177">k</text:span><text:span text:style-name="T62">ā</text:span>twa<text:tab/>→<text:tab/><text:span text:style-name="T178">short (in height)</text:span></text:p>
      <text:p text:style-name="P74">wa<text:tab/>→<text:tab/>many</text:p>
      <text:p text:style-name="P75">mēk<text:tab/>→<text:tab/><text:span text:style-name="T81">a </text:span>few/<text:span text:style-name="T81">a </text:span>little </text:p>
      <text:p text:style-name="P123">o<text:span text:style-name="T184">i</text:span><text:span text:style-name="T185">sa</text:span><text:tab/>→<text:tab/>tired</text:p>
      <text:p text:style-name="P76">xot<text:tab/>→<text:tab/>dead <text:span text:style-name="T227">(</text:span><text:span text:style-name="T234">EIC</text:span><text:span text:style-name="T227">)</text:span></text:p>
      <text:p text:style-name="P75">yan<text:tab/>→<text:tab/>alive</text:p>
      <text:p text:style-name="P192"><text:soft-page-break/>makwa<text:tab/>→<text:tab/>near</text:p>
      <text:p text:style-name="P216"><text:span text:style-name="T230">mabe</text:span><text:tab/>→<text:tab/>fast</text:p>
      <text:p text:style-name="P216"><text:span text:style-name="T231">matwa</text:span><text:tab/>→<text:tab/>slow (from maket)</text:p>
      <text:p text:style-name="P216"/>
      <text:p text:style-name="P192"/>
      <text:p text:style-name="P40"/>
      <text:p text:style-name="P231">Adverbs <text:span text:style-name="T182">and </text:span><text:span text:style-name="T181">Prepositions</text:span>:</text:p>
      <text:p text:style-name="P231"/>
      <text:p text:style-name="P223">kō<text:tab/>→<text:tab/><text:span text:style-name="T120">on</text:span></text:p>
      <text:p text:style-name="P224">tsla<text:tab/>→<text:tab/>under <text:span text:style-name="T200">(also used as submerged)</text:span></text:p>
      <text:p text:style-name="P173">k<text:span text:style-name="T86">ip</text:span><text:tab/>→<text:tab/>this</text:p>
      <text:p text:style-name="P182">xla<text:tab/>→<text:tab/>ther<text:span text:style-name="T130">e</text:span></text:p>
      <text:p text:style-name="P164">ket<text:tab/>→<text:tab/>that</text:p>
      <text:p text:style-name="P186">n<text:span text:style-name="T62">ā</text:span>ti<text:tab/>→<text:tab/><text:span text:style-name="T93">all </text:span><text:span text:style-name="T94">(also a Noun)</text:span></text:p>
      <text:p text:style-name="P187">mi<text:tab/>→<text:tab/>yes</text:p>
      <text:p text:style-name="P188">ut<text:tab/>→<text:tab/><text:span text:style-name="T183">no/</text:span>not/<text:span text:style-name="T87">less (as in wire-less in English)</text:span></text:p>
      <text:p text:style-name="P189">liuk<text:span text:style-name="T62">ā</text:span>ko<text:tab/>→<text:tab/><text:span text:style-name="T186">over</text:span></text:p>
      <text:p text:style-name="P190">sw<text:span text:style-name="T1">ē</text:span>t<text:tab/>→<text:tab/><text:span text:style-name="T187">in</text:span></text:p>
      <text:p text:style-name="P191">mex<text:tab/>→<text:tab/>between</text:p>
      <text:p text:style-name="P193">afk<text:span text:style-name="T62">ā</text:span>kwa<text:tab/>→<text:tab/><text:span text:style-name="T192">in front of (only for things near the speaker)</text:span></text:p>
      <text:p text:style-name="P190"/>
      <text:p text:style-name="P232"/>
      <text:p text:style-name="P38"/>
      <text:p text:style-name="P258">Syntax:</text:p>
      <text:p text:style-name="P227"/>
      <text:p text:style-name="P20"><text:span text:style-name="T55">Word Order: </text:span><text:span text:style-name="T2">Subject Object Verb</text:span></text:p>
      <text:p text:style-name="P225"/>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49"/>
      <text:p text:style-name="P21"><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51"/>
      <text:p text:style-name="P28"><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3"/>
      <text:p text:style-name="P43">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3"/>
      <text:p text:style-name="P14"><text:span text:style-name="T19">T</text:span><text:span text:style-name="T3">he verb </text:span><text:span text:style-name="T22">Always come last in the sentence, so every verb which is after a noun is a “postposition”</text:span></text:p>
      <text:p text:style-name="P45"/>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6"/>
      <text:p text:style-name="P47">Summary:</text:p>
      <text:list xml:id="list1005506097" text:style-name="L1">
        <text:list-item>
          <text:p text:style-name="P262">Default Word Order: S O V</text:p>
        </text:list-item>
        <text:list-item>
          <text:p text:style-name="P262">Adjective – Noun</text:p>
        </text:list-item>
        <text:list-item>
          <text:p text:style-name="P262">Noun – Postposition</text:p>
        </text:list-item>
        <text:list-item>
          <text:p text:style-name="P262">Possessor – Possessee</text:p>
        </text:list-item>
        <text:list-item>
          <text:p text:style-name="P263">Verb - Auxiliary</text:p>
        </text:list-item>
      </text:list>
      <text:p text:style-name="P47"/>
      <text:p text:style-name="P47"/>
      <text:p text:style-name="P33"><text:soft-page-break/><text:span text:style-name="T54">Grammar</text:span><text:span text:style-name="T2">:</text:span></text:p>
      <text:p text:style-name="P259"/>
      <text:p text:style-name="P22"><text:span text:style-name="T31">Plurali</text:span><text:span text:style-name="T33">ty:</text:span><text:span text:style-name="T55"> </text:span></text:p>
      <text:p text:style-name="P226"/>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52"/>
      <text:p text:style-name="P152"/>
      <text:p text:style-name="P29"><text:span text:style-name="T41">T</text:span><text:span text:style-name="T34">enses:</text:span></text:p>
      <text:p text:style-name="P153"/>
      <text:p text:style-name="P153"><text:span text:style-name="T121">Present</text:span>: Unmarked</text:p>
      <text:p text:style-name="P153"/>
      <text:p text:style-name="P171"><text:span text:style-name="T125">I am a person<text:tab/>→<text:tab/></text:span>N<text:span text:style-name="T124">ā</text:span> mat ir<text:span text:style-name="T124">ā</text:span></text:p>
      <text:p text:style-name="P154"/>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55"/>
      <text:p text:style-name="P184">I will be a father<text:tab/>→<text:tab/><text:span text:style-name="T123">N</text:span><text:span text:style-name="T142">a</text:span> <text:span text:style-name="T70">dgiapet</text:span> <text:span text:style-name="T124">kr</text:span><text:span text:style-name="T142">a</text:span><text:span text:style-name="T124">s</text:span> <text:span text:style-name="T123">ir</text:span><text:span text:style-name="T142">a</text:span></text:p>
      <text:p text:style-name="P184"/>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57"/>
      <text:p text:style-name="P185">I will <text:span text:style-name="T171">be gone there</text:span><text:tab/>→<text:tab/><text:span text:style-name="T123">N</text:span><text:span text:style-name="T142">a</text:span> <text:span text:style-name="T172">xla</text:span> <text:span text:style-name="T124">kr</text:span><text:span text:style-name="T142">a</text:span><text:span text:style-name="T124">s</text:span><text:span text:style-name="T174">lei</text:span> <text:span text:style-name="T173">kras</text:span></text:p>
      <text:p text:style-name="P155"/>
      <text:p text:style-name="P155"><text:span text:style-name="T121">Past Perfective</text:span>: + Do (max) (auxiliary Verb)</text:p>
      <text:p text:style-name="P155"/>
      <text:p text:style-name="P172">I had gone in the forest<text:tab/><text:tab/>→<text:tab/><text:span text:style-name="T123">N</text:span><text:span text:style-name="T163">a</text:span><text:span text:style-name="T126"> </text:span><text:span text:style-name="T61">yanulēfxas</text:span><text:span text:style-name="T126"> max </text:span><text:span text:style-name="T124">kr</text:span><text:span text:style-name="T141">a</text:span><text:span text:style-name="T124">s</text:span></text:p>
      <text:p text:style-name="P155"/>
      <text:p text:style-name="P156"><text:span text:style-name="T121">Past Imperfective</text:span>: <text:span text:style-name="T162">+ have (</text:span><text:span text:style-name="T63">p</text:span><text:span text:style-name="T162">e</text:span><text:span text:style-name="T63">k</text:span><text:span text:style-name="T162">) (auxiliary Verb)</text:span><text:tab/></text:p>
      <text:p text:style-name="P174"/>
      <text:p text:style-name="P155"/>
      <text:p text:style-name="P181">i was there<text:tab/><text:tab/>→<text:tab/><text:span text:style-name="T123">N</text:span><text:span text:style-name="T143">a</text:span><text:span text:style-name="T164"> </text:span><text:span text:style-name="T170">x</text:span><text:span text:style-name="T127">l</text:span><text:span text:style-name="T169">a</text:span><text:span text:style-name="T164"> pe</text:span><text:span text:style-name="T169">k </text:span><text:span text:style-name="T123">ir</text:span><text:span text:style-name="T143">a</text:span></text:p>
      <text:p text:style-name="P158"/>
      <text:p text:style-name="P238">Gerund:</text:p>
      <text:p text:style-name="P176"/>
      <text:p text:style-name="P176">is given by adding the suffix “k<text:span text:style-name="T133">o</text:span>s” <text:span text:style-name="T134">to the unmarked verb</text:span></text:p>
      <text:p text:style-name="P176"/>
      <text:p text:style-name="P183">He is going to the lake<text:tab/><text:tab/>→<text:tab/><text:span text:style-name="T62">R</text:span><text:span text:style-name="T137">o</text:span><text:span text:style-name="T62"> <text:s/></text:span><text:span text:style-name="T124">kr</text:span><text:span text:style-name="T137">a</text:span><text:span text:style-name="T124">s</text:span><text:span text:style-name="T135">kos </text:span><text:span text:style-name="T136">n</text:span><text:span text:style-name="T116">a</text:span><text:span text:style-name="T136">laxas</text:span></text:p>
      <text:p text:style-name="P183"/>
      <text:p text:style-name="P248">Past Gerund:<text:span text:style-name="T88"> + Do (max)</text:span></text:p>
      <text:p text:style-name="P255"/>
      <text:p text:style-name="P250"><text:span text:style-name="T88">She was going to the lake<text:tab/>→<text:tab/></text:span><text:span text:style-name="T89">Ro kraskos max nalaxas</text:span></text:p>
      <text:p text:style-name="P257"/>
      <text:p text:style-name="P252">Participle:</text:p>
      <text:p text:style-name="P252"/>
      <text:p text:style-name="P253">is given by adding the suffix “lei” to the unmarked verb</text:p>
      <text:p text:style-name="P253"/>
      <text:p text:style-name="P254">They have killed an animal<text:tab/><text:tab/>→<text:tab/><text:span text:style-name="T166">Wo Akip </text:span><text:span text:style-name="T168">t</text:span><text:span text:style-name="T166">exotlei</text:span></text:p>
      <text:p text:style-name="P254"/>
      <text:p text:style-name="P249">Past <text:span text:style-name="T167">Participle</text:span>:<text:span text:style-name="T88"> + Do (max)</text:span></text:p>
      <text:p text:style-name="P256"/>
      <text:p text:style-name="P251"><text:span text:style-name="T88">They had killed the animal<text:tab/><text:tab/>→<text:tab/></text:span><text:span text:style-name="T90">Wo Akip texotlei max</text:span></text:p>
      <text:p text:style-name="P158"/>
      <text:p text:style-name="P237">Passive:</text:p>
      <text:p text:style-name="P158"><text:soft-page-break/></text:p>
      <text:p text:style-name="P159">is given by using the verb “to be” as the ausiliary verb: </text:p>
      <text:p text:style-name="P158"/>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50"/>
      <text:p text:style-name="P150"/>
      <text:p text:style-name="P30"><text:span text:style-name="T39">C</text:span><text:span text:style-name="T34">ausative:</text:span></text:p>
      <text:p text:style-name="P160"/>
      <text:p text:style-name="P26"><text:span text:style-name="T34">is given by using </text:span><text:span text:style-name="T44">the verb “to cause” as the auxiliary verb:</text:span></text:p>
      <text:p text:style-name="P162"/>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61"/>
      <text:p text:style-name="P161"/>
      <text:p text:style-name="P34"><text:span text:style-name="T47">Culture</text:span><text:span text:style-name="T45">:</text:span></text:p>
      <text:p text:style-name="P160"/>
      <text:p text:style-name="P217">Every Word that is marked with EIC (Explained in Culture) will be Explained here</text:p>
      <text:p text:style-name="P217"/>
      <text:p text:style-name="P234">Short History of this <text:span text:style-name="T99">P</text:span>eople</text:p>
      <text:p text:style-name="P234"/>
      <text:p text:style-name="P175">This People lived in the island for centuries, the first who arrived here where explorers from far lands which have been forgotten created <text:span text:style-name="T98">this</text:span> society from scratch.</text:p>
      <text:p text:style-name="P175"/>
      <text:p text:style-name="P179">This People are called “Matn<text:span text:style-name="T62">ā</text:span>ti” and the Island is called ”Mat<text:span text:style-name="T132">naat</text:span>h” from their name</text:p>
      <text:p text:style-name="P179"/>
      <text:p text:style-name="P180">Today the Island is divided in many city-states each one ruled by a different family/tribe, they often make alliances and wars with each other. <text:span text:style-name="T160">They also communicate with the other continents, to which it commerces.</text:span></text:p>
      <text:p text:style-name="P180"/>
      <text:p text:style-name="P203">Their major Economic Partners are the Eastern Empire, the <text:span text:style-name="T243">Three Kings Federation and the Hosnoth Empire</text:span> <text:span text:style-name="T161">as they act as a “middle-pass” between the continents. </text:span></text:p>
      <text:p text:style-name="P203"/>
      <text:p text:style-name="P265">They had several wars with the Eastern Empire but Matnaati Always managed to defeat them because of their superior naval fleet and the help of the Western Empires that helped because they were scared that the Eastern Empire could become a hegemonic power.</text:p>
      <text:p text:style-name="P203"/>
      <text:p text:style-name="P242">Mythology and Religion</text:p>
      <text:p text:style-name="P242"/>
      <text:p text:style-name="P206">in The Island there are many regional legends, but there is also a “Common Mythology” shared by all the people.</text:p>
      <text:p text:style-name="P260"><text:bookmark text:name="tw-target-text"/><text:span text:style-name="T208">each god in this mythology manifests itself through a natural element </text:span><text:span text:style-name="T209">or a human phenomenon.</text:span></text:p>
      <text:p text:style-name="P260"><text:span text:style-name="T207">T</text:span><text:span text:style-name="T206">he Main Gods are:</text:span></text:p>
      <text:p text:style-name="P204"/>
      <text:p text:style-name="P205">- <text:span text:style-name="T202">N</text:span><text:span text:style-name="T1">ē</text:span><text:span text:style-name="T202">th: </text:span><text:span text:style-name="T205">He is the Father and the King of all Gods, </text:span><text:span text:style-name="T210">he is often represented as the Sun</text:span></text:p>
      <text:p text:style-name="P205"/>
      <text:p text:style-name="P205">- <text:span text:style-name="T211">Floth: She is the Mother of the Gods, represented as the Moon, she is also the protector goddess of births and </text:span><text:span text:style-name="T212">children. In fact, the name “Floth” comes from “flog” which means “to be born” in this Language, this is because, in this culture, the moon “</text:span><text:span text:style-name="T228">dies” </text:span><text:span text:style-name="T212">every month</text:span><text:span text:style-name="T228"> </text:span><text:span text:style-name="T212">and then “is reborn”</text:span></text:p>
      <text:p text:style-name="P205"/>
      <text:p text:style-name="P211">- <text:span text:style-name="T228">Xok: He is the brother of </text:span><text:span text:style-name="T202">N</text:span><text:span text:style-name="T1">ē</text:span><text:span text:style-name="T202">th</text:span><text:span text:style-name="T228"> and </text:span><text:span text:style-name="T229">God of Death and Destruction, in the myth, Xok is jealous of </text:span><text:span text:style-name="T202">N</text:span><text:span text:style-name="T1">ē</text:span><text:span text:style-name="T202">th, </text:span><text:span text:style-name="T229">and wants to destroy everything that he loves, that’s why the evils of the world exist (death, diseases, famines…).</text:span></text:p>
      <text:p text:style-name="P215">During Xokral, every man and woman spends his day honoring the dead and praying for <text:span text:style-name="T202">N</text:span><text:span text:style-name="T1">ē</text:span><text:span text:style-name="T202">th </text:span>to <text:soft-page-break/>save them from Xok.</text:p>
      <text:p text:style-name="P205"/>
      <text:p text:style-name="P210">- <text:span text:style-name="T217">Midz</text:span><text:span text:style-name="T1">ū</text:span><text:span text:style-name="T217">ri: </text:span><text:span text:style-name="T220">She is the first Daugther of </text:span><text:span text:style-name="T202">N</text:span><text:span text:style-name="T1">ē</text:span><text:span text:style-name="T202">th</text:span><text:span text:style-name="T220"> and </text:span><text:span text:style-name="T221">Goddess of Nature, Plants and Animals, she is honored every week during the </text:span><text:span text:style-name="T217">Midz</text:span><text:span text:style-name="T1">ū</text:span><text:span text:style-name="T217">r</text:span><text:span text:style-name="T225">al</text:span><text:span text:style-name="T221">.</text:span></text:p>
      <text:p text:style-name="P210"><text:span text:style-name="T225">E</text:span><text:span text:style-name="T222">very man during </text:span><text:span text:style-name="T217">Midz</text:span><text:span text:style-name="T1">ū</text:span><text:span text:style-name="T217">r</text:span><text:span text:style-name="T225">al</text:span><text:span text:style-name="T222">, spends </text:span><text:span text:style-name="T223">h</text:span><text:span text:style-name="T222">is day farming and </text:span><text:span text:style-name="T226">animal</text:span><text:span text:style-name="T222"> hunt</text:span><text:span text:style-name="T226">ing is prohibited</text:span><text:span text:style-name="T221">.</text:span></text:p>
      <text:p text:style-name="P209"/>
      <text:p text:style-name="P208"><text:span text:style-name="T219">- Voxa: </text:span><text:span text:style-name="T222">He is the second Son of </text:span><text:span text:style-name="T202">N</text:span><text:span text:style-name="T1">ē</text:span><text:span text:style-name="T202">th </text:span><text:span text:style-name="T222">and God of War, he is honored every week during Voxral.</text:span></text:p>
      <text:p text:style-name="P212">Every man during Voxral spends his day training to fight using the “Vox” (the special type of spear that the Matnaati use to hunt and fight).</text:p>
      <text:p text:style-name="P207"/>
      <text:p text:style-name="P207"/>
      <text:p text:style-name="P210"><text:span text:style-name="T217">- Yalax: </text:span><text:span text:style-name="T224">He is the third Son of </text:span><text:span text:style-name="T202">N</text:span><text:span text:style-name="T1">ē</text:span><text:span text:style-name="T202">th </text:span><text:span text:style-name="T225">and God of Merchants and Sailors, he is honored every week during Yalaral.</text:span></text:p>
      <text:p text:style-name="P213">During Yalaral in every city of the island, there is a fair where every man (farmers, hunters and merchants from the other cities) can buy and sell whatever he wants <text:span text:style-name="T227">(animals, weapons, slaves...)</text:span>.</text:p>
      <text:p text:style-name="P213"/>
      <text:p text:style-name="P218"/>
      <text:p text:style-name="P235">Dog Etymology</text:p>
      <text:p text:style-name="P169"/>
      <text:p text:style-name="P170">Their Dogs are Animals which are used by the rich and aristocrats to guard and protect them, <text:span text:style-name="T193">there is also a particular breed of the dog on the island that resembles a big wolf that is used in wars and battles</text:span>, so they are considered as guards, soldiers, soldier-animals.</text:p>
      <text:p text:style-name="P47"/>
      <text:p text:style-name="P47"/>
      <text:p text:style-name="P236"><text:span text:style-name="T156">Run</text:span><text:span text:style-name="T148"> Etymology</text:span></text:p>
      <text:p text:style-name="P48"/>
      <text:p text:style-name="P111">Matnaati think that there are the air spirits of the earth that are manifested as the winds, <text:span text:style-name="T236">that</text:span><text:span text:style-name="T157"> runs through the trees of the island</text:span> </text:p>
      <text:p text:style-name="P48"/>
      <text:p text:style-name="P48"/>
      <text:p text:style-name="P241">Blood and Bone Etymology</text:p>
      <text:p text:style-name="P177"/>
      <text:p text:style-name="P178">Matnaath’s People have a myth that describes how the people were created: the God of Sun <text:span text:style-name="T149">wanted to create a toy for his beloved, the Moon, and created a doll: it created it using sticks and mud. </text:span><text:span text:style-name="T201">Then,</text:span><text:span text:style-name="T149"> he blowed onto the two pieces </text:span><text:span text:style-name="T150">and they beacame alive, he then instructed the </text:span><text:span text:style-name="T201">first</text:span><text:span text:style-name="T150"> humans to worship and praise the Moon, the Sun and all the other gods.</text:span></text:p>
      <text:p text:style-name="P178"/>
      <text:p text:style-name="P178"/>
      <text:p text:style-name="P243">Difficult Problem Etymology</text:p>
      <text:p text:style-name="P219"/>
      <text:p text:style-name="P220">Another widespread activity is fishing, many common sayings and expressions comes from this work. A very fast fish is difficult to catch <text:span text:style-name="T235">because, traditionally, Matnaath’s People use spears to catch them and the faster the fish, the more difficult it will be for a fisherman to cath it, so it is a big problem, later, it became a whole different word to describe in general a difficult problem.</text:span></text:p>
      <text:p text:style-name="P220"><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3T16:35:59.557000000</dc:date>
    <meta:editing-duration>PT11H35M18S</meta:editing-duration>
    <meta:editing-cycles>466</meta:editing-cycles>
    <meta:generator>LibreOffice/7.2.5.2$Windows_X86_64 LibreOffice_project/499f9727c189e6ef3471021d6132d4c694f357e5</meta:generator>
    <meta:document-statistic meta:table-count="0" meta:image-count="0" meta:object-count="0" meta:page-count="9" meta:paragraph-count="282" meta:word-count="2271" meta:character-count="12342" meta:non-whitespace-character-count="10188"/>
  </office:meta>
</office:document-meta>
</file>